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Overall Recognition Results" table:style-name="ta1" table:print="false">
        <table:table-column table:style-name="co1" table:number-columns-repeated="14" table:default-cell-style-name="Default"/>
        <table:table-row table:style-name="ro1">
          <table:table-cell table:number-columns-repeated="4"/>
          <table:table-cell office:value-type="string">
            <text:p>Correct character on rank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A_N</text:p>
          </table:table-cell>
          <table:table-cell office:value-type="string">
            <text:p>Chars tested</text:p>
          </table:table-cell>
          <table:table-cell office:value-type="string">
            <text:p>Weighted number of recognised cha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D3]/[.C3]" office:value-type="float" office:value="0.7">
            <text:p>0.7</text:p>
          </table:table-cell>
          <table:table-cell office:value-type="float" office:value="90">
            <text:p>90</text:p>
          </table:table-cell>
          <table:table-cell table:formula="of:=[.E3]*1/[.E2]" office:value-type="float" office:value="63">
            <text:p>63</text:p>
          </table:table-cell>
          <table:table-cell office:value-type="float" office:value="63">
            <text:p>63</text:p>
          </table:table-cell>
          <table:table-cell office:value-type="string">
            <text:p>NOT TAKEN INTO ACCOUNT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formula="of:=[.D4]/[.C4]" office:value-type="float" office:value="0.744444444444444">
            <text:p>0.74</text:p>
          </table:table-cell>
          <table:table-cell office:value-type="float" office:value="90">
            <text:p>90</text:p>
          </table:table-cell>
          <table:table-cell table:formula="of:=([.E4]*1/[.E2])+([.F4]*1/[.F2])"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string">
            <text:p>NOT TAKEN INTO ACCOUNT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formula="of:=[.D5]/[.C5]" office:value-type="float" office:value="0.77037037037037">
            <text:p>0.77</text:p>
          </table:table-cell>
          <table:table-cell office:value-type="float" office:value="90">
            <text:p>90</text:p>
          </table:table-cell>
          <table:table-cell table:formula="of:=([.E5]*1/[.E2])+([.F5]*1/[.F2])+([.G5]*1/[.G2])" office:value-type="float" office:value="69.3333333333333">
            <text:p>69.33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NOT TAKEN INTO ACCOUNT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table:formula="of:=[.D6]/[.C6]" office:value-type="float" office:value="0.798148148148148">
            <text:p>0.8</text:p>
          </table:table-cell>
          <table:table-cell office:value-type="float" office:value="90">
            <text:p>90</text:p>
          </table:table-cell>
          <table:table-cell table:formula="of:=([.E6]*1/[.E2])+([.F6]*1/[.F2])+([.G6]*1/[.G2])+([.H6]*1/[.H2])" office:value-type="float" office:value="71.8333333333333">
            <text:p>71.83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NOT TAKEN INTO ACCOUNT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formula="of:=[.D7]/[.C7]" office:value-type="float" office:value="0.807037037037037">
            <text:p>0.81</text:p>
          </table:table-cell>
          <table:table-cell office:value-type="float" office:value="90">
            <text:p>90</text:p>
          </table:table-cell>
          <table:table-cell table:formula="of:=([.E7]*1/[.E2])+([.F7]*1/[.F2])+([.G7]*1/[.G2])+([.H7]*1/[.H2])+([.I7]*1/[.I2])" office:value-type="float" office:value="72.6333333333333">
            <text:p>72.63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NOT TAKEN INTO ACCOUNT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formula="of:=[.D8]/[.C8]" office:value-type="float" office:value="0.808888888888889">
            <text:p>0.81</text:p>
          </table:table-cell>
          <table:table-cell office:value-type="float" office:value="90">
            <text:p>90</text:p>
          </table:table-cell>
          <table:table-cell table:formula="of:=([.E8]*1/[.E2])+([.F8]*1/[.F2])+([.G8]*1/[.G2])+([.H8]*1/[.H2])+([.I8]*1/[.I2])+([.J8]*1/[.J2])" office:value-type="float" office:value="72.8">
            <text:p>72.8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NOT TAKEN INTO ACCOUNT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D9]/[.C9]" office:value-type="float" office:value="0.813650793650794">
            <text:p>0.81</text:p>
          </table:table-cell>
          <table:table-cell office:value-type="float" office:value="90">
            <text:p>90</text:p>
          </table:table-cell>
          <table:table-cell table:formula="of:=([.E9]*1/[.E2])+([.F9]*1/[.F2])+([.G9]*1/[.G2])+([.H9]*1/[.H2])+([.I9]*1/[.I2])+([.J9]*1/[.J2])+([.K9]*1/[.K2])" office:value-type="float" office:value="73.2285714285714">
            <text:p>73.23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OT TAKEN INTO ACCOUNT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D10]/[.C10]" office:value-type="float" office:value="0.815039682539683">
            <text:p>0.82</text:p>
          </table:table-cell>
          <table:table-cell office:value-type="float" office:value="90">
            <text:p>90</text:p>
          </table:table-cell>
          <table:table-cell table:formula="of:=([.E10]*1/[.E2])+([.F10]*1/[.F2])+([.G10]*1/[.G2])+([.H10]*1/[.H2])+([.I10]*1/[.I2])+([.J10]*1/[.J2])+([.K10]*1/[.K2])+([.L10]*1/[.L2])" office:value-type="float" office:value="73.3535714285714">
            <text:p>73.3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OT TAKEN INTO ACCOUNT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D11]/[.C11]" office:value-type="float" office:value="0.817508818342152">
            <text:p>0.82</text:p>
          </table:table-cell>
          <table:table-cell office:value-type="float" office:value="90">
            <text:p>90</text:p>
          </table:table-cell>
          <table:table-cell table:formula="of:=([.E11]*1/[.E2])+([.F11]*1/[.F2])+([.G11]*1/[.G2])+([.H11]*1/[.H2])+([.I11]*1/[.I2])+([.J11]*1/[.J2])+([.K11]*1/[.K2])+([.L11]*1/[.L2])+([.M11]*1/[.M2])" office:value-type="float" office:value="73.5757936507937">
            <text:p>73.58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T TAKEN INTO ACCOUN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D12]/[.C12]" office:value-type="float" office:value="0.818619929453263">
            <text:p>0.82</text:p>
          </table:table-cell>
          <table:table-cell office:value-type="float" office:value="90">
            <text:p>90</text:p>
          </table:table-cell>
          <table:table-cell table:formula="of:=([.E12]*1/[.E2])+([.F12]*1/[.F2])+([.G12]*1/[.G2])+([.H12]*1/[.H2])+([.I12]*1/[.I2])+([.J12]*1/[.J2])+([.K12]*1/[.K2])+([.L12]*1/[.L2])+([.M12]*1/[.M2])+([.N12]*1/[.N2])" office:value-type="float" office:value="73.6757936507937">
            <text:p>73.68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</table:table>
      <table:table table:name="Substructure Recognition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4"/>
          <table:table-cell office:value-type="string">
            <text:p>Correct character on rank</text:p>
          </table:table-cell>
          <table:table-cell table:number-columns-repeated="2"/>
        </table:table-row>
        <table:table-row table:style-name="ro1">
          <table:table-cell office:value-type="string">
            <text:p>N</text:p>
          </table:table-cell>
          <table:table-cell office:value-type="string">
            <text:p>A_N</text:p>
          </table:table-cell>
          <table:table-cell office:value-type="string">
            <text:p>Chars tested</text:p>
          </table:table-cell>
          <table:table-cell office:value-type="string">
            <text:p>Weighted number of recognised cha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D3]/[.C3]" office:value-type="float" office:value="0.853333333333333">
            <text:p>0.85</text:p>
          </table:table-cell>
          <table:table-cell office:value-type="float" office:value="75">
            <text:p>75</text:p>
          </table:table-cell>
          <table:table-cell table:formula="of:=[.E3]*1/[.E2]" office:value-type="float" office:value="64">
            <text:p>64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D4]/[.C4]" office:value-type="float" office:value="0.893333333333333">
            <text:p>0.89</text:p>
          </table:table-cell>
          <table:table-cell office:value-type="float" office:value="75">
            <text:p>75</text:p>
          </table:table-cell>
          <table:table-cell table:formula="of:=([.E4]*1/[.E2])+([.F4]*1/[.F2])"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D5]/[.C5]" office:value-type="float" office:value="0.897777777777778">
            <text:p>0.9</text:p>
          </table:table-cell>
          <table:table-cell office:value-type="float" office:value="75">
            <text:p>75</text:p>
          </table:table-cell>
          <table:table-cell table:formula="of:=([.E5]*1/[.E2])+([.F5]*1/[.F2])+([.G5]*1/[.G2])" office:value-type="float" office:value="67.3333333333333">
            <text:p>67.33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1">21/06/2010</text:date>, <text:time>06:3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ven B. Poggel</meta:initial-creator>
    <meta:creation-date>2010-06-21T04:59:21.87</meta:creation-date>
    <dc:date>2010-06-21T06:30:02.14</dc:date>
    <dc:creator>Steven B. Poggel</dc:creator>
    <meta:editing-duration>PT00H43M22S</meta:editing-duration>
    <meta:editing-cycles>6</meta:editing-cycles>
    <meta:generator>OpenOffice.org/3.2$Win32 OpenOffice.org_project/320m12$Build-9483</meta:generator>
    <meta:document-statistic meta:table-count="3" meta:cell-count="148" meta:object-count="0"/>
  </office:meta>
</office:document-meta>
</file>